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https://github.com/bergie/create</text:p>
          </table:table-cell>
          <table:table-cell office:value-type="string" calcext:value-type="string">
            <text:p>Midgard Create, a generic web editing interface for any CMS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